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Ultrafine_20_2_20_Dots_20_3_20_Dashes" draw:fill="solid" draw:fill-color="#000000"/>
    </style:style>
    <style:style style:name="gr2" style:family="graphic" style:parent-style-name="standard">
      <style:graphic-properties draw:stroke="solid" svg:stroke-width="0.176cm" svg:stroke-color="#000000" draw:marker-start="" draw:marker-end="" draw:stroke-linejoin="round" svg:stroke-linecap="square" draw:fill="none" fo:padding-top="0.088cm" fo:padding-bottom="0.088cm" fo:padding-left="0.088cm" fo:padding-right="0.088cm"/>
    </style:style>
    <style:style style:name="gr3" style:family="graphic" style:parent-style-name="standard">
      <style:graphic-properties draw:stroke="none" draw:marker-start="" draw:marker-end="" draw:fill="solid" draw:fill-color="#000000"/>
    </style:style>
    <style:style style:name="gr4" style:family="graphic" style:parent-style-name="standard">
      <style:graphic-properties draw:stroke="solid" svg:stroke-width="0.176cm" svg:stroke-color="#000000" draw:marker-start="" draw:marker-end="" draw:stroke-linejoin="miter" svg:stroke-linecap="butt" draw:fill="none" fo:padding-top="0.088cm" fo:padding-bottom="0.088cm" fo:padding-left="0.088cm" fo:padding-right="0.088cm"/>
    </style:style>
    <style:style style:name="gr5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496cm" fo:min-width="1.269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8.875cm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text-align="start" style:writing-mode="lr-tb"/>
    </style:style>
    <style:style style:name="P3" style:family="paragraph">
      <style:paragraph-properties fo:margin-top="0cm" fo:margin-bottom="0cm" fo:text-align="start" style:writing-mode="lr-tb"/>
      <style:text-properties fo:font-size="36pt" style:font-size-asian="36pt" style:font-size-complex="36pt"/>
    </style:style>
    <style:style style:name="P4" style:family="paragraph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 fo:font-family="Garamond" fo:font-size="36pt" fo:font-weight="bold" style:font-size-asian="36pt" style:font-family-complex="Garamond" style:font-size-complex="36pt" style:font-weight-complex="bold"/>
    </style:style>
    <style:style style:name="T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polygon draw:style-name="gr1" draw:text-style-name="P1" draw:layer="layout" svg:width="3.099cm" svg:height="3.099cm" svg:x="1.2cm" svg:y="1.7cm" svg:viewBox="0 0 3100 3100" draw:points="0,0 3100,0 3100,3100 0,3100">
              <text:p/>
            </draw:polygon>
            <draw:polygon draw:style-name="gr1" draw:text-style-name="P1" draw:layer="layout" svg:width="3.099cm" svg:height="3.099cm" svg:x="4.3cm" svg:y="4.8cm" svg:viewBox="0 0 3100 3100" draw:points="0,0 3100,0 3100,3100 0,3100">
              <text:p/>
            </draw:polygon>
            <draw:polygon draw:style-name="gr1" draw:text-style-name="P1" draw:layer="layout" svg:width="3.099cm" svg:height="3.099cm" svg:x="1.2cm" svg:y="7.9cm" svg:viewBox="0 0 3100 3100" draw:points="0,0 3100,0 3100,3100 0,3100">
              <text:p/>
            </draw:polygon>
            <draw:polygon draw:style-name="gr1" draw:text-style-name="P1" draw:layer="layout" svg:width="3.099cm" svg:height="3.099cm" svg:x="4.3cm" svg:y="11cm" svg:viewBox="0 0 3100 3100" draw:points="0,0 3100,0 3100,3100 0,3100">
              <text:p/>
            </draw:polygon>
            <draw:polygon draw:style-name="gr1" draw:text-style-name="P1" draw:layer="layout" svg:width="3.099cm" svg:height="3.099cm" svg:x="1.2cm" svg:y="14.1cm" svg:viewBox="0 0 3100 3100" draw:points="0,0 3100,0 3100,3100 0,3100">
              <text:p/>
            </draw:polygon>
            <draw:polygon draw:style-name="gr1" draw:text-style-name="P1" draw:layer="layout" svg:width="3.099cm" svg:height="3.099cm" svg:x="4.3cm" svg:y="17.2cm" svg:viewBox="0 0 3100 3100" draw:points="0,0 3100,0 3100,3100 0,3100">
              <text:p/>
            </draw:polygon>
            <draw:polygon draw:style-name="gr1" draw:text-style-name="P1" draw:layer="layout" svg:width="3.099cm" svg:height="3.099cm" svg:x="1.2cm" svg:y="20.3cm" svg:viewBox="0 0 3100 3100" draw:points="0,0 3100,0 3100,3100 0,3100">
              <text:p/>
            </draw:polygon>
            <draw:polygon draw:style-name="gr1" draw:text-style-name="P1" draw:layer="layout" svg:width="3.099cm" svg:height="3.099cm" svg:x="4.3cm" svg:y="23.4cm" svg:viewBox="0 0 3100 3100" draw:points="0,0 3100,0 3100,3100 0,3100">
              <text:p/>
            </draw:polygon>
            <draw:polygon draw:style-name="gr1" draw:text-style-name="P1" draw:layer="layout" svg:width="3.099cm" svg:height="3.099cm" svg:x="7.4cm" svg:y="1.7cm" svg:viewBox="0 0 3100 3100" draw:points="0,0 3100,0 3100,3100 0,3100">
              <text:p/>
            </draw:polygon>
            <draw:polygon draw:style-name="gr1" draw:text-style-name="P1" draw:layer="layout" svg:width="3.099cm" svg:height="3.099cm" svg:x="10.5cm" svg:y="4.8cm" svg:viewBox="0 0 3100 3100" draw:points="0,0 3100,0 3100,3100 0,3100">
              <text:p/>
            </draw:polygon>
            <draw:polygon draw:style-name="gr1" draw:text-style-name="P1" draw:layer="layout" svg:width="3.099cm" svg:height="3.099cm" svg:x="7.4cm" svg:y="7.9cm" svg:viewBox="0 0 3100 3100" draw:points="0,0 3100,0 3100,3100 0,3100">
              <text:p/>
            </draw:polygon>
            <draw:polygon draw:style-name="gr1" draw:text-style-name="P1" draw:layer="layout" svg:width="3.099cm" svg:height="3.099cm" svg:x="10.5cm" svg:y="11cm" svg:viewBox="0 0 3100 3100" draw:points="0,0 3100,0 3100,3100 0,3100">
              <text:p/>
            </draw:polygon>
            <draw:polygon draw:style-name="gr1" draw:text-style-name="P1" draw:layer="layout" svg:width="3.099cm" svg:height="3.099cm" svg:x="7.4cm" svg:y="14.1cm" svg:viewBox="0 0 3100 3100" draw:points="0,0 3100,0 3100,3100 0,3100">
              <text:p/>
            </draw:polygon>
            <draw:polygon draw:style-name="gr1" draw:text-style-name="P1" draw:layer="layout" svg:width="3.099cm" svg:height="3.099cm" svg:x="10.5cm" svg:y="17.2cm" svg:viewBox="0 0 3100 3100" draw:points="0,0 3100,0 3100,3100 0,3100">
              <text:p/>
            </draw:polygon>
            <draw:polygon draw:style-name="gr1" draw:text-style-name="P1" draw:layer="layout" svg:width="3.099cm" svg:height="3.099cm" svg:x="7.4cm" svg:y="20.3cm" svg:viewBox="0 0 3100 3100" draw:points="0,0 3100,0 3100,3100 0,3100">
              <text:p/>
            </draw:polygon>
            <draw:polygon draw:style-name="gr1" draw:text-style-name="P1" draw:layer="layout" svg:width="3.099cm" svg:height="3.099cm" svg:x="10.5cm" svg:y="23.4cm" svg:viewBox="0 0 3100 3100" draw:points="0,0 3100,0 3100,3100 0,3100">
              <text:p/>
            </draw:polygon>
            <draw:polygon draw:style-name="gr1" draw:text-style-name="P1" draw:layer="layout" svg:width="3.099cm" svg:height="3.099cm" svg:x="13.6cm" svg:y="1.7cm" svg:viewBox="0 0 3100 3100" draw:points="0,0 3100,0 3100,3100 0,3100">
              <text:p/>
            </draw:polygon>
            <draw:polygon draw:style-name="gr1" draw:text-style-name="P1" draw:layer="layout" svg:width="3.099cm" svg:height="3.099cm" svg:x="16.7cm" svg:y="4.8cm" svg:viewBox="0 0 3100 3100" draw:points="0,0 3100,0 3100,3100 0,3100">
              <text:p/>
            </draw:polygon>
            <draw:polygon draw:style-name="gr1" draw:text-style-name="P1" draw:layer="layout" svg:width="3.099cm" svg:height="3.099cm" svg:x="13.6cm" svg:y="7.9cm" svg:viewBox="0 0 3100 3100" draw:points="0,0 3100,0 3100,3100 0,3100">
              <text:p/>
            </draw:polygon>
            <draw:polygon draw:style-name="gr1" draw:text-style-name="P1" draw:layer="layout" svg:width="3.099cm" svg:height="3.099cm" svg:x="16.7cm" svg:y="11cm" svg:viewBox="0 0 3100 3100" draw:points="0,0 3100,0 3100,3100 0,3100">
              <text:p/>
            </draw:polygon>
            <draw:polygon draw:style-name="gr1" draw:text-style-name="P1" draw:layer="layout" svg:width="3.099cm" svg:height="3.099cm" svg:x="13.6cm" svg:y="14.1cm" svg:viewBox="0 0 3100 3100" draw:points="0,0 3100,0 3100,3100 0,3100">
              <text:p/>
            </draw:polygon>
            <draw:polygon draw:style-name="gr1" draw:text-style-name="P1" draw:layer="layout" svg:width="3.099cm" svg:height="3.099cm" svg:x="16.7cm" svg:y="17.2cm" svg:viewBox="0 0 3100 3100" draw:points="0,0 3100,0 3100,3100 0,3100">
              <text:p/>
            </draw:polygon>
            <draw:polygon draw:style-name="gr1" draw:text-style-name="P1" draw:layer="layout" svg:width="3.099cm" svg:height="3.099cm" svg:x="13.6cm" svg:y="20.3cm" svg:viewBox="0 0 3100 3100" draw:points="0,0 3100,0 3100,3100 0,3100">
              <text:p/>
            </draw:polygon>
            <draw:polygon draw:style-name="gr1" draw:text-style-name="P1" draw:layer="layout" svg:width="3.099cm" svg:height="3.099cm" svg:x="16.7cm" svg:y="23.4cm" svg:viewBox="0 0 3100 3100" draw:points="0,0 3100,0 3100,3100 0,3100">
              <text:p/>
            </draw:polygon>
          </draw:g>
          <draw:g>
            <draw:line draw:style-name="gr2" draw:text-style-name="P1" draw:layer="layout" svg:x1="1.191cm" svg:y1="27.709cm" svg:x2="2.958cm" svg:y2="27.709cm">
              <text:p/>
            </draw:line>
            <draw:polygon draw:style-name="gr3" draw:text-style-name="P1" draw:layer="layout" svg:width="0.508cm" svg:height="0.381cm" svg:x="2.958cm" svg:y="27.518cm" svg:viewBox="0 0 509 382" draw:points="509,191 0,0 0,382">
              <text:p/>
            </draw:polygon>
            <draw:polygon draw:style-name="gr4" draw:text-style-name="P1" draw:layer="layout" svg:width="0.508cm" svg:height="0.381cm" svg:x="2.958cm" svg:y="27.518cm" svg:viewBox="0 0 509 382" draw:points="509,191 0,0 0,382">
              <text:p/>
            </draw:polygon>
            <draw:line draw:style-name="gr2" draw:text-style-name="P1" draw:layer="layout" svg:x1="1.191cm" svg:y1="27.709cm" svg:x2="1.191cm" svg:y2="25.941cm">
              <text:p/>
            </draw:line>
            <draw:polygon draw:style-name="gr3" draw:text-style-name="P1" draw:layer="layout" svg:width="0.381cm" svg:height="0.508cm" svg:x="1cm" svg:y="25.433cm" svg:viewBox="0 0 382 509" draw:points="191,0 0,509 382,509">
              <text:p/>
            </draw:polygon>
            <draw:polygon draw:style-name="gr4" draw:text-style-name="P1" draw:layer="layout" svg:width="0.381cm" svg:height="0.508cm" svg:x="1cm" svg:y="25.433cm" svg:viewBox="0 0 382 509" draw:points="191,0 0,509 382,509">
              <text:p/>
            </draw:polygon>
            <draw:frame draw:style-name="gr5" draw:text-style-name="P3" draw:layer="layout" svg:width="1.269cm" svg:height="1.496cm" svg:x="3.149cm" svg:y="26.178cm">
              <draw:text-box>
                <text:p text:style-name="P2"><text:span text:style-name="T1">x</text:span></text:p>
              </draw:text-box>
            </draw:frame>
            <draw:frame draw:style-name="gr5" draw:text-style-name="P3" draw:layer="layout" svg:width="1.269cm" svg:height="1.496cm" svg:x="1.793cm" svg:y="24.484cm">
              <draw:text-box>
                <text:p text:style-name="P2"><text:span text:style-name="T1">y</text:span></text:p>
              </draw:text-box>
            </draw:frame>
          </draw:g>
          <draw:frame draw:style-name="gr6" draw:text-style-name="P4" draw:layer="layout" svg:width="9.579cm" svg:height="0.738cm" svg:x="5.721cm" svg:y="27.262cm">
            <draw:text-box>
              <text:p><text:span text:style-name="T2">Note:</text:span><text:span text:style-name="T3"> The length of the squares must be 31mm!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1-03T08:40:21.33</meta:creation-date>
    <dc:date>2017-11-03T08:42:27.71</dc:date>
    <meta:editing-duration>PT2M6S</meta:editing-duration>
    <meta:editing-cycles>2</meta:editing-cycles>
    <meta:generator>OpenOffice/4.1.2$Win32 OpenOffice.org_project/412m3$Build-9782</meta:generator>
    <meta:document-statistic meta:object-count="36"/>
  </office:meta>
</office:document-meta>
</file>